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background-color="#33333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background-color="#333333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background-color="#333333"/>
    </style:style>
    <style:style style:name="P8" style:family="paragraph" style:parent-style-name="Standard" style:list-style-name="L1"/>
    <style:style style:name="P9" style:family="paragraph" style:parent-style-name="Standard" style:list-style-name="L3">
      <style:text-properties fo:font-weight="bold" style:font-weight-asian="bold" style:font-weight-complex="bold"/>
    </style:style>
    <style:style style:name="P10" style:family="paragraph" style:parent-style-name="Standard" style:list-style-name="L4"/>
    <style:style style:name="P11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1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1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1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15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1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8f8f8"/>
    </style:style>
    <style:style style:name="T3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f8f8f8" style:font-name="Monospace" fo:font-size="10pt" fo:background-color="#333333" style:font-name-asian="Monospace" style:font-size-asian="10pt" style:font-name-complex="Monospace" style:font-size-complex="10pt"/>
    </style:style>
    <style:style style:name="T5" style:family="text">
      <style:text-properties fo:color="#cda869"/>
    </style:style>
    <style:style style:name="T6" style:family="text">
      <style:text-properties fo:color="#cda869" style:font-name="Monospace" fo:font-size="10pt" fo:background-color="#333333" style:font-name-asian="Monospace" style:font-size-asian="10pt" style:font-name-complex="Monospace" style:font-size-complex="10pt"/>
    </style:style>
    <style:style style:name="T7" style:family="text">
      <style:text-properties fo:color="#cf6a4c"/>
    </style:style>
    <style:style style:name="T8" style:family="text">
      <style:text-properties fo:color="#cf6a4c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cf6a4c" style:font-name="Monospace" fo:font-size="10pt" fo:background-color="#333333" style:font-name-asian="Monospace" style:font-size-asian="10pt" style:font-name-complex="Monospace" style:font-size-complex="10pt"/>
    </style:style>
    <style:style style:name="T10" style:family="text">
      <style:text-properties fo:color="#8f9d6a"/>
    </style:style>
    <style:style style:name="T11" style:family="text">
      <style:text-properties fo:background-color="#33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APLICACION IHOME </text:p>
      <text:p text:style-name="Standard"/>
      <text:p text:style-name="Standard">Ingeniería Bissen</text:p>
      <text:p text:style-name="Standard"/>
      <text:p text:style-name="Standard">Autores: Cristian Morales, Paulo Tarud. </text:p>
      <text:p text:style-name="Standard"/>
      <text:p text:style-name="Standard">INSTALACION DE LA APLICACION</text:p>
      <text:p text:style-name="Standard"/>
      <text:p text:style-name="Standard">Instalar:</text:p>
      <text:list xml:id="list1469726997" text:style-name="L1">
        <text:list-item>
          <text:p text:style-name="P8">sendmail (sudo apt-get install sendmail)</text:p>
        </text:list-item>
        <text:list-item>
          <text:p text:style-name="P8">sendemail (sudo apt-get install sendemail)</text:p>
        </text:list-item>
        <text:list-item>
          <text:p text:style-name="P8">Ruby 1.9.3</text:p>
        </text:list-item>
        <text:list-item>
          <text:p text:style-name="P8">Rails 3.2.6</text:p>
        </text:list-item>
      </text:list>
      <text:p text:style-name="Standard"/>
      <text:p text:style-name="Standard">Instalacion en Apache2:</text:p>
      <text:list xml:id="list187210576" text:style-name="L18">
        <text:list-item>
          <text:p text:style-name="P25">sudo gem install passenger</text:p>
        </text:list-item>
        <text:list-item>
          <text:p text:style-name="P25">sudo passenger-install-apache2-module</text:p>
        </text:list-item>
        <text:list-item>
          <text:p text:style-name="P25">Luego hacer lo que dice luego de hacer sudo passenger-install-apache2-module</text:p>
        </text:list-item>
      </text:list>
      <text:p text:style-name="Standard"/>
      <text:p text:style-name="Standard"/>
      <text:p text:style-name="Standard">Configuración correo:</text:p>
      <text:p text:style-name="Standard"><text:s/>Modificar /app/mailers/user_mailer.rb</text:p>
      <text:p text:style-name="Standard"><text:s text:c="4"/>default from: “correo” </text:p>
      <text:p text:style-name="Standard"><text:s/>Modificar /config/environments/production.rb y development.rb <text:s/></text:p>
      <text:p text:style-name="Standard"/>
      <text:p text:style-name="Standard"><text:span text:style-name="T11"><text:s text:c="4"/></text:span><text:span text:style-name="T4">config.action_mailer.delivery_method </text:span><text:span text:style-name="T6">= </text:span><text:span text:style-name="T9">:smtp <text:s/></text:span></text:p>
      <text:p text:style-name="P6"><text:span text:style-name="T7"><text:s text:c="2"/></text:span><text:span text:style-name="T2">config.action_mailer.smtp_settings </text:span><text:span text:style-name="T5">= </text:span><text:span text:style-name="T2">{ <text:s text:c="7"/></text:span></text:p>
      <text:p text:style-name="P6"><text:span text:style-name="T2"><text:s text:c="4"/></text:span><text:span text:style-name="T7">:address <text:s text:c="13"/></text:span><text:span text:style-name="T2">=&gt; </text:span><text:span text:style-name="T10">"smtp.gmail.com"</text:span><text:span text:style-name="T2">, <text:s/></text:span></text:p>
      <text:p text:style-name="P6"><text:span text:style-name="T2"><text:s text:c="4"/></text:span><text:span text:style-name="T7">:port <text:s text:c="16"/></text:span><text:span text:style-name="T2">=&gt; </text:span><text:span text:style-name="T7">587</text:span><text:span text:style-name="T2">, <text:s text:c="14"/></text:span></text:p>
      <text:p text:style-name="P6"><text:span text:style-name="T2"><text:s text:c="4"/></text:span><text:span text:style-name="T7">:domain <text:s text:c="14"/></text:span><text:span text:style-name="T2">=&gt; </text:span><text:span text:style-name="T10">'localhost'</text:span><text:span text:style-name="T2">, <text:s text:c="6"/></text:span></text:p>
      <text:p text:style-name="P6"><text:span text:style-name="T2"><text:s text:c="4"/></text:span><text:span text:style-name="T7">:user_name <text:s text:c="11"/></text:span><text:span text:style-name="T2">=&gt; </text:span><text:span text:style-name="T10">'ihome.bissen'</text:span><text:span text:style-name="T2">, <text:s text:c="3"/></text:span></text:p>
      <text:p text:style-name="P6"><text:span text:style-name="T2"><text:s text:c="4"/></text:span><text:span text:style-name="T7">:password <text:s text:c="12"/></text:span><text:span text:style-name="T2">=&gt; </text:span><text:span text:style-name="T10">'b1ss3n.1h0m3'</text:span><text:span text:style-name="T2">, <text:s text:c="3"/></text:span></text:p>
      <text:p text:style-name="P6"><text:span text:style-name="T2"><text:s text:c="4"/></text:span><text:span text:style-name="T7">:authentication <text:s text:c="6"/></text:span><text:span text:style-name="T2">=&gt; </text:span><text:span text:style-name="T10">'plain'</text:span><text:span text:style-name="T2">, <text:s text:c="10"/></text:span></text:p>
      <text:p text:style-name="P7"><text:span text:style-name="T3"><text:s text:c="4"/></text:span><text:span text:style-name="T8">:enable_starttls_auto </text:span><text:span text:style-name="T3">=&gt; </text:span><text:span text:style-name="T8">true <text:s/></text:span><text:span text:style-name="T3">} <text:s text:c="11"/></text:span></text:p>
      <text:p text:style-name="P5"/>
      <text:p text:style-name="P5"/>
      <text:p text:style-name="Standard">VISTAS:</text:p>
      <text:list xml:id="list560413499" text:style-name="L3">
        <text:list-header>
          <text:p text:style-name="P9">Accessories</text:p>
        </text:list-header>
      </text:list>
      <text:list xml:id="list783630436" text:style-name="L4">
        <text:list-item>
          <text:p text:style-name="P10">_accessory.html.erb : Vista “parcial” que se muestra por cada accesorio de un ibox determinado en la vista principal del home. Es la vista que muestra cada accesorio con sus controles, estados, etc.</text:p>
        </text:list-item>
        <text:list-item>
          <text:p text:style-name="P10">_all.html.erb : Vista que muestra todos los accesorios de un ibox determinado en la vista principal de administracion. Muestra ademas las acciones editar y eliminar.</text:p>
        </text:list-item>
        <text:list-item>
          <text:p text:style-name="P10">_form.html.erb: Formulario para la edicion y creacion de accesorios al modelo.</text:p>
        </text:list-item>
        <text:list-item>
          <text:p text:style-name="P10">back.js : Vista que hace el “Atrás”.</text:p>
        </text:list-item>
        <text:list-item>
          <text:p text:style-name="P10">control.js : No hace nada.</text:p>
        </text:list-item>
        <text:list-item>
          <text:p text:style-name="P10">create.js : Vista que se renderiza despues de crear un accesorio.</text:p>
        </text:list-item>
        <text:list-item>
          <text:p text:style-name="P10">edit.js : Vista que muestra el formulario (_form.html.erb) para la edicion de los accesorios.</text:p>
        </text:list-item>
        <text:list-item>
          <text:p text:style-name="P10">new.js : Vista que muestra el formulario (_form.html.erb) para la creacion de los accesorios.</text:p>
        </text:list-item>
        <text:list-item>
          <text:p text:style-name="P10"><text:soft-page-break/>update.js : Vista que se muestra luego de hacer el update de accesorios. (muestra todos los accesorios actualizados)</text:p>
        </text:list-item>
      </text:list>
      <text:p text:style-name="Standard"/>
      <text:p text:style-name="P2"><text:tab/><text:span text:style-name="T1">Accessory_types:</text:span></text:p>
      <text:list xml:id="list1680961170" text:style-name="L5">
        <text:list-item>
          <text:p text:style-name="P11">_accessory_type.html.erb: No se utuliza</text:p>
        </text:list-item>
        <text:list-item>
          <text:p text:style-name="P11">_all.html.erb: Muestra todos los tipos de accesorios en vista huomeadmin.</text:p>
        </text:list-item>
        <text:list-item>
          <text:p text:style-name="P11">_form.html.erb: Formulario para la creacion de un tipo de accesorio.</text:p>
        </text:list-item>
        <text:list-item>
          <text:p text:style-name="P11">back.js.erb: Hace el atrás en vista homadmin.</text:p>
        </text:list-item>
        <text:list-item>
          <text:p text:style-name="P11">create.js.erb: Luego de crear un tipo de accesorio. </text:p>
        </text:list-item>
        <text:list-item>
          <text:p text:style-name="P11">destroy.js.erb: Luego de destruir un tipo de accesorio.</text:p>
        </text:list-item>
        <text:list-item>
          <text:p text:style-name="P11">edit.js.erb: Luego de editar un tipo de accesorio.</text:p>
        </text:list-item>
        <text:list-item>
          <text:p text:style-name="P11">new.js.erb: Muestra el formulario para la creacion de un nuevo tip de accesorio..</text:p>
        </text:list-item>
        <text:list-item>
          <text:p text:style-name="P11">update.js.erb: Luego de actualizar un tipo de accesorio.</text:p>
        </text:list-item>
      </text:list>
      <text:p text:style-name="P3"/>
      <text:p text:style-name="P3"><text:tab/></text:p>
      <text:p text:style-name="P1"/>
      <text:p text:style-name="P1"/>
      <text:p text:style-name="P1">Actions</text:p>
      <text:list xml:id="list433323369" text:style-name="L6">
        <text:list-item>
          <text:p text:style-name="P12">_action.html.erb:</text:p>
        </text:list-item>
      </text:list>
      <text:p text:style-name="P3"/>
      <text:p text:style-name="P1">Admin</text:p>
      <text:list xml:id="list1364515283" text:style-name="L7">
        <text:list-item>
          <text:p text:style-name="P13">index.html.erb: Vista principal de la administracion.</text:p>
        </text:list-item>
      </text:list>
      <text:p text:style-name="P3"/>
      <text:p text:style-name="P1">Cameras</text:p>
      <text:list xml:id="list1178090894" text:style-name="L8">
        <text:list-item>
          <text:p text:style-name="P14">_all.html.erb: Muestra todas las camaras de un ibox en vista admin.</text:p>
        </text:list-item>
        <text:list-item>
          <text:p text:style-name="P14">_camera.html.erb: Muestra una camara al llamar ibox.cameras</text:p>
        </text:list-item>
        <text:list-item>
          <text:p text:style-name="P14">_form.html.erb: Formulario para la creacion de un camara-</text:p>
        </text:list-item>
        <text:list-item>
          <text:p text:style-name="P14">back.js.erb: Al hacer atrás en vista admin en la camara.</text:p>
        </text:list-item>
        <text:list-item>
          <text:p text:style-name="P14">create.js.erb : Luego de crear una camara.</text:p>
        </text:list-item>
        <text:list-item>
          <text:p text:style-name="P14">destroy.js.erb: Luego de destruir una camara.</text:p>
        </text:list-item>
        <text:list-item>
          <text:p text:style-name="P14">edit.js.erb: Luego de editar una camara.</text:p>
        </text:list-item>
        <text:list-item>
          <text:p text:style-name="P14">new.js.erb: Muestra el formulario para la creacion de una camara.</text:p>
        </text:list-item>
        <text:list-item>
          <text:p text:style-name="P14">update.js.erb: Luego de editar una camara.</text:p>
        </text:list-item>
      </text:list>
      <text:p text:style-name="P3"/>
      <text:p text:style-name="P1">Home</text:p>
      <text:list xml:id="list1159442085" text:style-name="L9">
        <text:list-item>
          <text:p text:style-name="P15">index.html.erb: Vista principal que muestra los perfiles, accesorios y camaras.</text:p>
        </text:list-item>
      </text:list>
      <text:p text:style-name="P3"/>
      <text:p text:style-name="P1">Homeadmin</text:p>
      <text:list xml:id="list707983884" text:style-name="L10">
        <text:list-item>
          <text:p text:style-name="P16">_browseasForm.html.erb: Formulario para navegar con un usuario en vista homeadmin.</text:p>
        </text:list-item>
        <text:list-item>
          <text:p text:style-name="P16">_indexBrowseAs.html.erb: Vista en acordion navegar como en vista homeadmin.</text:p>
        </text:list-item>
        <text:list-item>
          <text:p text:style-name="P16">_indexIbox.html.erb: Vista en acordion ibox en vista homeadmin.</text:p>
        </text:list-item>
        <text:list-item>
          <text:p text:style-name="P16">_indexUser.html.erb ; Vista en acordion user en vista homeadmin.</text:p>
        </text:list-item>
        <text:list-item>
          <text:p text:style-name="P16">_searchIboxForm.html.erb: Formulario para buscar iboxes por correo.</text:p>
        </text:list-item>
        <text:list-item>
          <text:p text:style-name="P16">_searchUserForm.html.erb: Formulario para buscar un usuario por correo.</text:p>
        </text:list-item>
        <text:list-item>
          <text:p text:style-name="P16">browseAs.js.erb: Muestra error si no encuentra usuario con el correo.</text:p>
        </text:list-item>
        <text:list-item>
          <text:p text:style-name="P16">index.html.erb: Vista principal de homeadmin.</text:p>
        </text:list-item>
        <text:list-item>
          <text:p text:style-name="P16"><text:soft-page-break/>searchIboxes.js.erb : Muestra error o muestra los iboxes de un usuario.</text:p>
        </text:list-item>
        <text:list-item>
          <text:p text:style-name="P16">searchUsers.js.erb: Muestra error o muestra el usuario</text:p>
        </text:list-item>
      </text:list>
      <text:p text:style-name="P3"/>
      <text:p text:style-name="P1">Iboxes</text:p>
      <text:list xml:id="list1413147196" text:style-name="L11">
        <text:list-item>
          <text:p text:style-name="P17">_addNewAccessory.html.erb: Muestra boton para añadir nuevo accesorio</text:p>
        </text:list-item>
        <text:list-item>
          <text:p text:style-name="P18">_all_conditions.html.erb: Muestra todas las condiciones de un ibox en vista admin.</text:p>
        </text:list-item>
        <text:list-item>
          <text:p text:style-name="P18">_all.html.erb: Muestra todos los iboxes de un usuario por correo en vista homeadmin.</text:p>
        </text:list-item>
        <text:list-item>
          <text:p text:style-name="P18">_all2.html.erb: Muestra todos los iboxes activos de un usuario en vista admin</text:p>
        </text:list-item>
        <text:list-item>
          <text:p text:style-name="P18">_allInactives.html.erb: Muestra todos los iboxes inactivos en vista homeadmin.</text:p>
        </text:list-item>
        <text:list-item>
          <text:p text:style-name="P18">_editAccessories.html.erb: Muestra formlario para editar accesorios.</text:p>
        </text:list-item>
        <text:list-item>
          <text:p text:style-name="P18">_enable.html.erb: Formulario para la habilitacion de un ibox en vista admin.</text:p>
        </text:list-item>
        <text:list-item>
          <text:p text:style-name="P18">_form.html.erb: Formulario para la creacion de un ibox</text:p>
        </text:list-item>
        <text:list-item>
          <text:p text:style-name="P18">_formCondition.html.erb: Formulario para la creacion de una condicion para los sensores</text:p>
        </text:list-item>
        <text:list-item>
          <text:p text:style-name="P18">_ibox.html.erb: No se utiliza (se utilizo para pruebas)</text:p>
        </text:list-item>
        <text:list-item>
          <text:p text:style-name="P18">addDefaultAccessories.js.erb: Luego de agregar los accesorios al habilitar un ibox.</text:p>
        </text:list-item>
        <text:list-item>
          <text:p text:style-name="P18">back_condition.js.erb: Boton atrás de nueva condicion de sensores</text:p>
        </text:list-item>
        <text:list-item>
          <text:p text:style-name="P18">back.js.erb: Boton atrás de ibox.</text:p>
        </text:list-item>
        <text:list-item>
          <text:p text:style-name="P18">create.js.erb: Luego de crear un ibox.</text:p>
        </text:list-item>
        <text:list-item>
          <text:p text:style-name="P18">delete_sensor_condition.js.erb: Luego de borrar una condicion del sensor</text:p>
        </text:list-item>
        <text:list-item>
          <text:p text:style-name="P18">destroy.js.erb: Luego de borrar un ibox.</text:p>
        </text:list-item>
        <text:list-item>
          <text:p text:style-name="P18">destroyAccessory.js.erb: Luego de borrar un accesorio.</text:p>
        </text:list-item>
        <text:list-item>
          <text:p text:style-name="P18">edit.js.erb: Luego de editar un ibox.</text:p>
        </text:list-item>
        <text:list-item>
          <text:p text:style-name="P18">enable.js.erb: Luego de habilitar un ibox, muestra error si no lo puede habilitar</text:p>
        </text:list-item>
        <text:list-item>
          <text:p text:style-name="P18">listenToAddAccessory.js.erb: Luego de escuchar agregar accesorio.</text:p>
        </text:list-item>
        <text:list-item>
          <text:p text:style-name="P18">listeToRemoveAccessory.js.erb: Luego de escuchar remover accesorio.</text:p>
        </text:list-item>
        <text:list-item>
          <text:p text:style-name="P18">new_sensor_condition.js.erb: Muestra formulario _formCondition para la creacion de una nueva condicion para los sensores.</text:p>
        </text:list-item>
        <text:list-item>
          <text:p text:style-name="P18">new.js.erb: Muestra formulario _form para la creacion de un ibox</text:p>
        </text:list-item>
        <text:list-item>
          <text:p text:style-name="P18">pingAccessory.js.erb: Luego de hacer un ping a un accessrio.</text:p>
        </text:list-item>
        <text:list-item>
          <text:p text:style-name="P18">reset.js.erb: Luego de hacer el reset del ibox.</text:p>
        </text:list-item>
        <text:list-item>
          <text:p text:style-name="P18">save_sensor_condition.js.erb: Guarda la condicion y las muestra todas.</text:p>
        </text:list-item>
        <text:list-item>
          <text:p text:style-name="P18">showEnable.js.erb: Muestra formulario _enable para la habilitacion de ibox.</text:p>
        </text:list-item>
        <text:list-item>
          <text:p text:style-name="P18">update.js.erb: Luego de actualizar un ibox.</text:p>
        </text:list-item>
      </text:list>
      <text:p text:style-name="P4"/>
      <text:p text:style-name="P4">Profiles</text:p>
      <text:list xml:id="list1397407173" text:style-name="L12">
        <text:list-item>
          <text:p text:style-name="P19">_all.html.erb</text:p>
        </text:list-item>
        <text:list-item>
          <text:p text:style-name="P19">_editSchedulesOLD.html.erb</text:p>
        </text:list-item>
        <text:list-item>
          <text:p text:style-name="P19">_form.html.erb</text:p>
        </text:list-item>
        <text:list-item>
          <text:p text:style-name="P19">_profile.html.erb</text:p>
        </text:list-item>
        <text:list-item>
          <text:p text:style-name="P19">back.js.erb</text:p>
        </text:list-item>
        <text:list-item>
          <text:p text:style-name="P19">create.js.erb</text:p>
        </text:list-item>
        <text:list-item>
          <text:p text:style-name="P19">destroy.js.erb</text:p>
        </text:list-item>
        <text:list-item>
          <text:p text:style-name="P19">edit.js.erb</text:p>
        </text:list-item>
        <text:list-item>
          <text:p text:style-name="P19">index.html.erb</text:p>
        </text:list-item>
        <text:list-item>
          <text:p text:style-name="P19">new.js.erb</text:p>
        </text:list-item>
        <text:list-item>
          <text:p text:style-name="P19"><text:soft-page-break/>schedules.js.erb</text:p>
        </text:list-item>
        <text:list-item>
          <text:p text:style-name="P19">update.js.erb</text:p>
        </text:list-item>
      </text:list>
      <text:p text:style-name="P4"/>
      <text:p text:style-name="P4">Schedules</text:p>
      <text:list xml:id="list1575551804" text:style-name="L13">
        <text:list-item>
          <text:p text:style-name="P20">_actions.html.erb</text:p>
        </text:list-item>
        <text:list-item>
          <text:p text:style-name="P20">_schedule.html.erb</text:p>
        </text:list-item>
        <text:list-item>
          <text:p text:style-name="P20">actions.js.erb</text:p>
        </text:list-item>
        <text:list-item>
          <text:p text:style-name="P20">back.js.erb</text:p>
        </text:list-item>
        <text:list-item>
          <text:p text:style-name="P20">destroyAction.js.erb</text:p>
        </text:list-item>
        <text:list-item>
          <text:p text:style-name="P20">newAction.js.erb</text:p>
        </text:list-item>
        <text:list-item>
          <text:p text:style-name="P20">update.js.erb</text:p>
        </text:list-item>
      </text:list>
      <text:p text:style-name="P4"/>
      <text:p text:style-name="P4">Sessions</text:p>
      <text:list xml:id="list1836462813" text:style-name="L14">
        <text:list-item>
          <text:p text:style-name="P21">_formreset.html.erb: Formulario para la recuperacion de contraseña.</text:p>
        </text:list-item>
        <text:list-item>
          <text:p text:style-name="P21">new.html.erb: Vista inicial al cargar la pagina, para iniciar sesion</text:p>
        </text:list-item>
        <text:list-item>
          <text:p text:style-name="P21">receive_code.js.erb: Luego de enviar el correo.</text:p>
        </text:list-item>
        <text:list-item>
          <text:p text:style-name="P21">recover_pass.js.erb: Luego de hacer click en enviar codigo.</text:p>
        </text:list-item>
        <text:list-item>
          <text:p text:style-name="P21">recover.html.erb: Vista que muestra la recuprecion de contaseña</text:p>
        </text:list-item>
      </text:list>
      <text:p text:style-name="P4"/>
      <text:p text:style-name="P4">Shared</text:p>
      <text:list xml:id="list1242730686" text:style-name="L15">
        <text:list-item>
          <text:p text:style-name="P22">_flash_messages.html.erb: Muestra los mensajes.</text:p>
        </text:list-item>
      </text:list>
      <text:p text:style-name="P4"/>
      <text:p text:style-name="P4">User_mailer</text:p>
      <text:list xml:id="list1153035312" text:style-name="L16">
        <text:list-item>
          <text:p text:style-name="P23">recovery_pass.html.erb: Correo que envia codigo al usuario para la recuperacion de cotnraseña</text:p>
        </text:list-item>
        <text:list-item>
          <text:p text:style-name="P23">welcome_email.html.erb: Correo que envia cuando se crea un usuario (admin y normal)</text:p>
        </text:list-item>
      </text:list>
      <text:p text:style-name="P4"/>
      <text:p text:style-name="P4">Users</text:p>
      <text:list xml:id="list1799670979" text:style-name="L17">
        <text:list-item>
          <text:p text:style-name="P24">_admin.html.erb : Muestra un admin buscado por correo en vista homeadmin.</text:p>
        </text:list-item>
        <text:list-item>
          <text:p text:style-name="P24">_all.html.erb: Muestra todos los usuarios “normales” en vista admin.</text:p>
        </text:list-item>
        <text:list-item>
          <text:p text:style-name="P24">_formAdmin.html.erb: Formulario para la creacion de un usuario admin.</text:p>
        </text:list-item>
        <text:list-item>
          <text:p text:style-name="P24">_formEdit.html.erb: Formulario para la edicion de un usuario (contraseña)</text:p>
        </text:list-item>
        <text:list-item>
          <text:p text:style-name="P24">_formNoAdmin.html.erb: Formulario para la creacion de un usuario normal.</text:p>
        </text:list-item>
        <text:list-item>
          <text:p text:style-name="P24">_newAdmin.html.erb: Muestra boton de creacion de nuevo admin.</text:p>
        </text:list-item>
        <text:list-item>
          <text:p text:style-name="P24">back.js.erb: Hace el back en acordion usuario en homeadmin y admin.</text:p>
        </text:list-item>
        <text:list-item>
          <text:p text:style-name="P24">create.js.erb: Luego de crear un uuario en admin o homeadmin.</text:p>
        </text:list-item>
        <text:list-item>
          <text:p text:style-name="P24">destroy.js.erb: Luego de destruir un usuario en admin o homeadmin.</text:p>
        </text:list-item>
        <text:list-item>
          <text:p text:style-name="P24">edit.js.erb: Luego de editar un usuario en admin o homeadmin o el en editar contraseña-</text:p>
        </text:list-item>
        <text:list-item>
          <text:p text:style-name="P24">newAdmin.js.erb. Muestra el formulario _formAdmin.</text:p>
        </text:list-item>
        <text:list-item>
          <text:p text:style-name="P24">newNoAdmin.js.erb; Muestra el formular _formNoAdmin.</text:p>
        </text:list-item>
        <text:list-item>
          <text:p text:style-name="P24">show.html.erb: No se utiliza. (se utilizo para pruebas)</text:p>
        </text:list-item>
        <text:list-item>
          <text:p text:style-name="P24">show.js.erb: No se utiliza. (se utilizo para pruebas)</text:p>
        </text:list-item>
        <text:list-item>
          <text:p text:style-name="P24">update.js.erb: Luego de actualizar el usuario en homeadmin o admin o el en editar contraseña.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ntreras</meta:initial-creator>
    <meta:creation-date>2012-09-27T16:32:34</meta:creation-date>
    <dc:date>2012-09-28T14:33:16</dc:date>
    <dc:creator>Paulo Contreras</dc:creator>
    <meta:editing-duration>PT35M46S</meta:editing-duration>
    <meta:editing-cycles>12</meta:editing-cycles>
    <meta:generator>LibreOffice/3.4$Linux LibreOffice_project/340m1$Build-502</meta:generator>
    <meta:document-statistic meta:table-count="0" meta:image-count="0" meta:object-count="0" meta:page-count="4" meta:paragraph-count="152" meta:word-count="1072" meta:character-count="7536" meta:non-whitespace-character-count="6546"/>
  </office:meta>
</office:document-meta>
</file>